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Lucida Console', Monaco, Liberation, fixed, monospace"/>
    <style:font-face style:name="Arial1" svg:font-family="Arial, sans-serif"/>
    <style:font-face style:name="Consolas" svg:font-family="Consolas, Monaco, Menlo, Courier, Verdana, sans-serif"/>
    <style:font-face style:name="Georgia" svg:font-family="Georgia, 'Times New Roman', Times, serif"/>
    <style:font-face style:name="Tahoma1" svg:font-family="Tahoma"/>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3.5826in" table:align="center"/>
    </style:style>
    <style:style style:name="Table1.A" style:family="table-column">
      <style:table-column-properties style:column-width="0.5299in"/>
    </style:style>
    <style:style style:name="Table1.B" style:family="table-column">
      <style:table-column-properties style:column-width="0.9757in"/>
    </style:style>
    <style:style style:name="Table1.C" style:family="table-column">
      <style:table-column-properties style:column-width="2.0771in"/>
    </style:style>
    <style:style style:name="Table1.A1" style:family="table-cell">
      <style:table-cell-properties style:vertical-align="middle" fo:padding="0in" fo:border="none"/>
    </style:style>
    <style:style style:name="Table2" style:family="table">
      <style:table-properties style:width="1.8021in" table:align="center"/>
    </style:style>
    <style:style style:name="Table2.A" style:family="table-column">
      <style:table-column-properties style:column-width="0.7382in"/>
    </style:style>
    <style:style style:name="Table2.B" style:family="table-column">
      <style:table-column-properties style:column-width="1.0639in"/>
    </style:style>
    <style:style style:name="Table2.A1" style:family="table-cell">
      <style:table-cell-properties style:vertical-align="middle" fo:padding="0in" fo:border="none"/>
    </style:style>
    <style:style style:name="Table3" style:family="table">
      <style:table-properties style:width="3.6618in" table:align="left"/>
    </style:style>
    <style:style style:name="Table3.A" style:family="table-column">
      <style:table-column-properties style:column-width="1.0326in"/>
    </style:style>
    <style:style style:name="Table3.B" style:family="table-column">
      <style:table-column-properties style:column-width="1.5479in"/>
    </style:style>
    <style:style style:name="Table3.C" style:family="table-column">
      <style:table-column-properties style:column-width="1.0813in"/>
    </style:style>
    <style:style style:name="Table3.A1" style:family="table-cell">
      <style:table-cell-properties style:vertical-align="bottom" fo:padding-left="0in" fo:padding-right="0in" fo:padding-top="0.1042in" fo:padding-bottom="0in" fo:border-left="none" fo:border-right="none" fo:border-top="0.75pt solid #000000" fo:border-bottom="none"/>
    </style:style>
    <style:style style:name="Table3.A2" style:family="table-cell">
      <style:table-cell-properties style:vertical-align="middle" fo:padding="0in" fo:border="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2709in" loext:contextual-spacing="false" style:line-height-at-least="0.2709in" fo:widows="1" fo:text-indent="0in" style:auto-text-indent="false" fo:padding="0in" fo:border="none"/>
      <style:text-properties fo:font-variant="normal" fo:text-transform="none" fo:color="#111111" style:font-name="Georgia" fo:font-size="12pt" fo:letter-spacing="normal" fo:font-style="normal" fo:font-weight="normal"/>
    </style:style>
    <style:style style:name="P3" style:family="paragraph" style:parent-style-name="Preformatted_20_Text">
      <style:paragraph-properties fo:margin-left="0in" fo:margin-right="0in" fo:margin-top="0in" fo:margin-bottom="0.2709in" loext:contextual-spacing="false" style:line-height-at-least="0.2709in" fo:widows="1" fo:text-indent="0in" style:auto-text-indent="false" fo:padding="0.1354in" fo:border="0.06pt solid #dddddd"/>
      <style:text-properties fo:font-variant="normal" fo:text-transform="none" fo:color="#111111" style:font-name="Consolas" fo:font-size="9.75pt" fo:letter-spacing="normal" fo:font-style="normal" fo:font-weight="normal"/>
    </style:style>
    <style:style style:name="P4" style:family="paragraph" style:parent-style-name="Text_20_body">
      <style:paragraph-properties fo:margin-left="0in" fo:margin-right="0in" fo:margin-top="0in" fo:margin-bottom="0in" loext:contextual-spacing="false" style:line-height-at-least="0.2709in" fo:widows="1" fo:text-indent="0in" style:auto-text-indent="false" fo:padding="0in" fo:border="none"/>
    </style:style>
    <style:style style:name="P5" style:family="paragraph" style:parent-style-name="Heading_20_4">
      <style:paragraph-properties fo:margin-left="0in" fo:margin-right="0in" fo:margin-top="0in" fo:margin-bottom="0in" loext:contextual-spacing="false" style:line-height-at-least="0.2709in" fo:widows="1" fo:text-indent="0in" style:auto-text-indent="false" fo:padding="0in" fo:border="none"/>
      <style:text-properties fo:font-variant="normal" fo:text-transform="none" fo:color="#111111" style:font-name="Georgia" fo:font-size="12pt" fo:letter-spacing="normal" fo:font-style="normal" fo:font-weight="normal"/>
    </style:style>
    <style:style style:name="P6" style:family="paragraph" style:parent-style-name="Table_20_Heading">
      <style:paragraph-properties fo:margin-left="0in" fo:margin-right="0in" fo:margin-top="0in" fo:margin-bottom="0in" loext:contextual-spacing="false" fo:text-indent="0in" style:auto-text-indent="false"/>
    </style:style>
    <style:style style:name="P7" style:family="paragraph" style:parent-style-name="Preformatted_20_Text">
      <style:paragraph-properties fo:margin-left="0in" fo:margin-right="0in" fo:margin-top="0in" fo:margin-bottom="0in" loext:contextual-spacing="false" style:line-height-at-least="0.2709in" fo:widows="1" fo:text-indent="0in" style:auto-text-indent="false" fo:padding="0.1354in" fo:border="0.06pt solid #dddddd"/>
    </style:style>
    <style:style style:name="P8" style:family="paragraph" style:parent-style-name="Table_20_Contents">
      <style:paragraph-properties fo:margin-left="0in" fo:margin-right="0in" fo:margin-top="0in" fo:margin-bottom="0in" loext:contextual-spacing="false" fo:text-indent="0in" style:auto-text-indent="false"/>
    </style:style>
    <style:style style:name="P9" style:family="paragraph" style:parent-style-name="Heading_20_3">
      <style:paragraph-properties fo:margin-left="0in" fo:margin-right="0in" fo:widows="1" fo:text-indent="0in" style:auto-text-indent="false" fo:padding="0in" fo:border="none"/>
      <style:text-properties fo:font-variant="normal" fo:text-transform="none" fo:color="#111111" style:font-name="Georgia" fo:letter-spacing="normal" fo:font-style="normal" fo:font-weight="normal"/>
    </style:style>
    <style:style style:name="P10" style:family="paragraph" style:parent-style-name="Text_20_body">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style:style>
    <style:style style:name="P12" style:family="paragraph" style:parent-style-name="Preformatted_20_Text">
      <style:paragraph-properties fo:margin-top="0in" fo:margin-bottom="0.2709in" loext:contextual-spacing="false" style:line-height-at-least="0.2709in" fo:widows="1" fo:padding="0.1354in" fo:border="0.06pt solid #dddddd"/>
      <style:text-properties fo:font-variant="normal" fo:text-transform="none" fo:color="#111111" style:font-name="Consolas" fo:font-size="9.75pt" fo:letter-spacing="normal" fo:font-style="normal" fo:font-weight="normal"/>
    </style:style>
    <style:style style:name="P13" style:family="paragraph" style:parent-style-name="Preformatted_20_Text">
      <style:paragraph-properties fo:margin-top="0in" fo:margin-bottom="0.2709in" loext:contextual-spacing="false" style:line-height-at-least="0.2709in" fo:widows="1" fo:padding="0.1354in" fo:border="0.06pt solid #dddddd"/>
    </style:style>
    <style:style style:name="P14"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color="#000000"/>
    </style:style>
    <style:style style:name="P15" style:family="paragraph" style:parent-style-name="Table_20_Contents">
      <style:paragraph-properties fo:margin-left="0in" fo:margin-right="0in" fo:text-indent="0in" style:auto-text-indent="false"/>
      <style:text-properties fo:font-size="2pt" style:font-size-asian="2pt" style:font-size-complex="2pt"/>
    </style:style>
    <style:style style:name="P16" style:family="paragraph" style:parent-style-name="Table_20_Contents">
      <style:paragraph-properties fo:margin-left="0in" fo:margin-right="0in" fo:margin-top="0in" fo:margin-bottom="0in" loext:contextual-spacing="false" fo:text-indent="0in" style:auto-text-indent="false"/>
    </style:style>
    <style:style style:name="P17" style:family="paragraph" style:parent-style-name="Table_20_Contents">
      <style:paragraph-properties fo:margin-left="0in" fo:margin-right="0in" fo:margin-top="0in" fo:margin-bottom="0in" loext:contextual-spacing="false" fo:text-indent="0in" style:auto-text-indent="false"/>
      <style:text-properties fo:color="#555555"/>
    </style:style>
    <style:style style:name="P18" style:family="paragraph" style:parent-style-name="Heading_20_5">
      <style:paragraph-properties fo:margin-left="0in" fo:margin-right="0in" fo:margin-top="0in" fo:margin-bottom="0in" loext:contextual-spacing="false" style:line-height-at-least="0.2709in" fo:widows="1" fo:text-indent="0in" style:auto-text-indent="false" fo:padding="0in" fo:border="none"/>
      <style:text-properties officeooo:rsid="0017031e" officeooo:paragraph-rsid="0017031e"/>
    </style:style>
    <style:style style:name="P19" style:family="paragraph" style:parent-style-name="Text_20_body">
      <style:paragraph-properties fo:margin-left="0in" fo:margin-right="0in" fo:margin-top="0in" fo:margin-bottom="0in" loext:contextual-spacing="false" style:line-height-at-least="0.2709in" fo:widows="1" fo:text-indent="0in" style:auto-text-indent="false" fo:padding="0in" fo:border="none"/>
    </style:style>
    <style:style style:name="P20" style:family="paragraph" style:parent-style-name="Text_20_body" style:list-style-name="L1">
      <style:paragraph-properties fo:margin-left="0in" fo:margin-right="0in" fo:margin-top="0in" fo:margin-bottom="0in" loext:contextual-spacing="false" style:line-height-at-least="0.2709in" fo:widows="1" fo:text-indent="0in" style:auto-text-indent="false" fo:padding="0in" fo:border="none"/>
    </style:style>
    <style:style style:name="P21" style:family="paragraph" style:parent-style-name="Text_20_body" style:list-style-name="L2">
      <style:paragraph-properties fo:margin-left="0in" fo:margin-right="0in" fo:margin-top="0in" fo:margin-bottom="0in" loext:contextual-spacing="false" style:line-height-at-least="0.2709in" fo:widows="1" fo:text-indent="0in" style:auto-text-indent="false" fo:padding="0in" fo:border="none"/>
    </style:style>
    <style:style style:name="P22" style:family="paragraph" style:parent-style-name="Text_20_body" style:list-style-name="L3">
      <style:paragraph-properties fo:margin-left="0in" fo:margin-right="0in" fo:margin-top="0in" fo:margin-bottom="0in" loext:contextual-spacing="false" style:line-height-at-least="0.2709in" fo:widows="1" fo:text-indent="0in" style:auto-text-indent="false" fo:padding="0in" fo:border="none"/>
    </style:style>
    <style:style style:name="P23" style:family="paragraph" style:parent-style-name="Text_20_body" style:list-style-name="L4">
      <style:paragraph-properties fo:margin-left="0in" fo:margin-right="0in" fo:margin-top="0in" fo:margin-bottom="0in" loext:contextual-spacing="false" style:line-height-at-least="0.2709in" fo:widows="1" fo:text-indent="0in" style:auto-text-indent="false" fo:padding="0in" fo:border="none"/>
    </style:style>
    <style:style style:name="P24" style:family="paragraph" style:parent-style-name="Text_20_body" style:list-style-name="L5">
      <style:paragraph-properties fo:margin-left="0in" fo:margin-right="0in" fo:margin-top="0in" fo:margin-bottom="0in" loext:contextual-spacing="false" style:line-height-at-least="0.2709in" fo:widows="1" fo:text-indent="0in" style:auto-text-indent="false" fo:padding="0in" fo:border="none"/>
      <style:text-properties fo:font-variant="normal" fo:text-transform="none" fo:color="#111111" style:font-name="Georgia" fo:font-size="12pt" fo:letter-spacing="normal" fo:font-style="normal" fo:font-weight="normal"/>
    </style:style>
    <style:style style:name="P25" style:family="paragraph" style:parent-style-name="Text_20_body">
      <style:paragraph-properties fo:margin-left="0in" fo:margin-right="0in" fo:margin-top="0in" fo:margin-bottom="0in" loext:contextual-spacing="false" style:line-height-at-least="0.2709in" fo:widows="1" fo:text-indent="0in" style:auto-text-indent="false" fo:padding="0in" fo:border="none"/>
      <style:text-properties officeooo:rsid="0017031e" officeooo:paragraph-rsid="0017031e"/>
    </style:style>
    <style:style style:name="T1" style:family="text">
      <style:text-properties fo:font-variant="normal" fo:text-transform="none" fo:color="#111111" style:font-name="Georgia" fo:font-size="12pt" fo:letter-spacing="normal" fo:font-style="normal" fo:font-weight="normal"/>
    </style:style>
    <style:style style:name="T2" style:family="text">
      <style:text-properties fo:font-variant="normal" fo:text-transform="none" fo:color="#111111" style:font-name="Georgia" fo:font-size="12pt" fo:letter-spacing="normal" fo:font-style="normal" fo:font-weight="normal" loext:padding="0in" loext:border="none"/>
    </style:style>
    <style:style style:name="T3" style:family="text">
      <style:text-properties fo:font-variant="normal" fo:text-transform="none" fo:color="#111111" style:font-name="Georgia" fo:font-size="12pt" fo:letter-spacing="normal" fo:font-style="normal" fo:font-weight="normal" officeooo:rsid="0017031e"/>
    </style:style>
    <style:style style:name="T4" style:family="text">
      <style:text-properties fo:font-variant="normal" fo:text-transform="none" fo:color="#111111" style:font-name="Consolas" fo:font-size="9.75pt" fo:letter-spacing="normal" fo:font-style="normal" fo:font-weight="normal"/>
    </style:style>
    <style:style style:name="T5" style:family="text">
      <style:text-properties fo:font-variant="normal" fo:text-transform="none" fo:color="#111111" style:font-name="Consolas" fo:font-size="9.75pt" fo:letter-spacing="normal" fo:font-style="normal" fo:font-weight="normal" loext:padding="0in" loext:border="none"/>
    </style:style>
    <style:style style:name="T6" style:family="text">
      <style:text-properties fo:font-variant="normal" fo:text-transform="none" fo:color="#dd0000" style:font-name="Georgia" fo:font-size="12pt" fo:letter-spacing="normal" fo:font-style="normal" style:text-underline-style="solid" style:text-underline-width="auto" style:text-underline-color="font-color" fo:font-weight="normal" loext:padding="0in" loext:border="none"/>
    </style:style>
    <style:style style:name="T7" style:family="text">
      <style:text-properties fo:font-variant="normal" fo:text-transform="none" fo:color="#000000" style:font-name="Arial1" fo:font-size="12pt" fo:letter-spacing="normal" fo:font-style="normal" fo:font-weight="normal"/>
    </style:style>
    <style:style style:name="T8" style:family="text">
      <style:text-properties fo:font-variant="normal" fo:text-transform="none" fo:color="#000000" style:font-name="Andale Mono" fo:font-size="12pt" fo:letter-spacing="normal" fo:font-style="normal" fo:font-weight="normal" loext:padding="0in" loext:border="none"/>
    </style:style>
    <style:style style:name="T9" style:family="text">
      <style:text-properties fo:color="#666666" style:font-name="Andale Mono" loext:padding="0in" loext:border="none"/>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7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3.1252in" svg:height="2.6043in" draw:z-index="0">
        <draw:floating-frame draw:frame-name="aswift_1"/>
      </draw:frame>
      <text:p text:style-name="P4"><text:span text:style-name="T1">An experienced Linux sysadmin knows the importance of running the routine maintenance jobs in the background automatically.<text:line-break/><text:line-break/>Linux Cron utility is an effective way to schedule a routine background job at a specific time and/or day on an on-going basis.<text:line-break/><text:line-break/>This article is part of the on-going</text:span><text:a xlink:type="simple" xlink:href="http://www.thegeekstuff.com/tag/productivity-tips-for-geeks/" text:style-name="Internet_20_link" text:visited-style-name="Visited_20_Internet_20_Link"><text:span text:style-name="T6">Productivity Tips For Geeks</text:span></text:a><text:span text:style-name="T1"> series. In this article, let us review 15 awesome examples of crontab job scheduling.</text:span></text:p>
      <text:p text:style-name="P4"><text:span text:style-name="T1"/></text:p>
      <text:p text:style-name="P4"><text:span text:style-name="T1"/></text:p>
      <text:p text:style-name="P4"><text:span text:style-name="T1"/></text:p>
      <text:p text:style-name="P4"><text:span text:style-name="T1"/></text:p>
      <text:p text:style-name="P25"><text:span text:style-name="T1">cron is the general name for the service that runs scheduled actions. crond is the name of the daemon that runs in the background and reads crontab files. A crontab is a file containing jobs in the format minute hour day-of-month month day-of-week</text:span></text:p>
      <text:p text:style-name="P25"><text:span text:style-name="T1">There are various implementations of cron. Commonly there will be per-user crontab files (accessed with the command crontab -e) as well as system crontabs in /etc/cron.daily, /etc/cron.hourly, etc.</text:span></text:p>
      <text:p text:style-name="P25"><text:span text:style-name="T1"/></text:p>
      <text:p text:style-name="P25"><text:span text:style-name="T1">Each crontab entry contains this sequence of six blank-separated fields:</text:span></text:p>
      <text:p text:style-name="P25"><text:span text:style-name="T1">Minute</text:span></text:p>
      <text:p text:style-name="P25"><text:span text:style-name="T1">Hour</text:span></text:p>
      <text:p text:style-name="P25"><text:span text:style-name="T1">Day of the month</text:span></text:p>
      <text:p text:style-name="P25"><text:span text:style-name="T1">Month of the year</text:span></text:p>
      <text:p text:style-name="P25"><text:span text:style-name="T1">Day of the week</text:span></text:p>
      <text:p text:style-name="P25"><text:span text:style-name="T1">String to be executed by sh</text:span></text:p>
      <text:p text:style-name="P25"><text:span text:style-name="T1">Minutes range from 0 to 59, hours from 0 to 23, days from 1 to 31, and months from 1 to 12. Day of week ranges from 0 to 7, with 0 or 7 being Sunday. You can also specify day of week as sun, mon, tue, and so on. The sixth field — everything after the fifth field — is interpreted as a string to pass to sh. A percent sign (%) is translated to a newline, so if you want a % or any other special character, precede it with a backslash (\). The line up to the first % is passed to the shell, whereas any lines after the % are passed as standard input. The time-related fields can specify an individual value, a range of values such as 0-10 or sun-wed, or a comma-separated list of individual values and ranges. A value of * means the entire range.</text:span></text:p>
      <text:p text:style-name="P25"><text:span text:style-name="T1">Here is a somewhat artificial crontab entry for my example mycrontest.sh command:</text:span></text:p>
      <text:p text:style-name="P25"><text:span text:style-name="T1">0,20,40 6-10,21-23 * 3 thu-sat /home/ian/mycrontest.sh</text:span></text:p>
      <text:p text:style-name="P25"><text:soft-page-break/><text:span text:style-name="T1">In this example, mycrontest.sh is executed at the 0th, 20th, and 40th minutes (every 20 minutes), for the hours between 6 a.m. and 10 a.m. and again between 9 p.m. and midnight on Thursdays, Fridays, and Saturdays during March</text:span></text:p>
      <text:p text:style-name="P25"><text:span text:style-name="T1"/></text:p>
      <text:p text:style-name="P25"><text:span text:style-name="T1"/></text:p>
      <text:h text:style-name="P18" text:outline-level="5"><text:bookmark text:name="table-cron-nick"/><text:span text:style-name="T7">Table 2. Nicknames for </text:span><text:span text:style-name="Source_20_Text"><text:span text:style-name="T8">cron</text:span></text:span><text:span text:style-name="T7"> time specifications</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Nickname</text:p>
            </table:table-cell>
            <table:table-cell table:style-name="Table3.A1" office:value-type="string">
              <text:p text:style-name="P14">Run when</text:p>
            </table:table-cell>
            <table:table-cell table:style-name="Table3.A1" office:value-type="string">
              <text:p text:style-name="P14">Equivalent to</text:p>
            </table:table-cell>
          </table:table-row>
        </table:table-header-rows>
        <table:table-row>
          <table:table-cell table:style-name="Table3.A2" office:value-type="string">
            <text:p text:style-name="P8"><text:span text:style-name="Source_20_Text"><text:span text:style-name="T9">@reboot</text:span></text:span></text:p>
          </table:table-cell>
          <table:table-cell table:style-name="Table3.A2" office:value-type="string">
            <text:p text:style-name="P17">Run once after reboot</text:p>
          </table:table-cell>
          <table:table-cell table:style-name="Table3.A2" office:value-type="string">
            <text:p text:style-name="P15"/>
          </table:table-cell>
        </table:table-row>
        <table:table-row>
          <table:table-cell table:style-name="Table3.A2" office:value-type="string">
            <text:p text:style-name="P8"><text:span text:style-name="Source_20_Text"><text:span text:style-name="T9">@hourly</text:span></text:span></text:p>
          </table:table-cell>
          <table:table-cell table:style-name="Table3.A2" office:value-type="string">
            <text:p text:style-name="P17">Run once an hour</text:p>
          </table:table-cell>
          <table:table-cell table:style-name="Table3.A2" office:value-type="string">
            <text:p text:style-name="P8"><text:span text:style-name="Source_20_Text"><text:span text:style-name="T9">0 * * * *</text:span></text:span></text:p>
          </table:table-cell>
        </table:table-row>
        <table:table-row>
          <table:table-cell table:style-name="Table3.A2" office:value-type="string">
            <text:p text:style-name="P8"><text:span text:style-name="Source_20_Text"><text:span text:style-name="T9">@daily</text:span></text:span></text:p>
          </table:table-cell>
          <table:table-cell table:style-name="Table3.A2" office:value-type="string">
            <text:p text:style-name="P17">Run once a day</text:p>
          </table:table-cell>
          <table:table-cell table:style-name="Table3.A2" office:value-type="string">
            <text:p text:style-name="P8"><text:span text:style-name="Source_20_Text"><text:span text:style-name="T9">0 0 * * *</text:span></text:span></text:p>
          </table:table-cell>
        </table:table-row>
        <table:table-row>
          <table:table-cell table:style-name="Table3.A2" office:value-type="string">
            <text:p text:style-name="P8"><text:span text:style-name="Source_20_Text"><text:span text:style-name="T9">@monthly</text:span></text:span></text:p>
          </table:table-cell>
          <table:table-cell table:style-name="Table3.A2" office:value-type="string">
            <text:p text:style-name="P17">Run once a month</text:p>
          </table:table-cell>
          <table:table-cell table:style-name="Table3.A2" office:value-type="string">
            <text:p text:style-name="P8"><text:span text:style-name="Source_20_Text"><text:span text:style-name="T9">0 0 1 * *</text:span></text:span></text:p>
          </table:table-cell>
        </table:table-row>
        <table:table-row>
          <table:table-cell table:style-name="Table3.A2" office:value-type="string">
            <text:p text:style-name="P8"><text:span text:style-name="Source_20_Text"><text:span text:style-name="T9">@yearly</text:span></text:span></text:p>
          </table:table-cell>
          <table:table-cell table:style-name="Table3.A2" office:value-type="string">
            <text:p text:style-name="P17">Run once a year</text:p>
          </table:table-cell>
          <table:table-cell table:style-name="Table3.A2" office:value-type="string">
            <text:p text:style-name="P8"><text:span text:style-name="Source_20_Text"><text:span text:style-name="T9">0 0 1 1 *</text:span></text:span></text:p>
          </table:table-cell>
        </table:table-row>
        <table:table-row>
          <table:table-cell table:style-name="Table3.A2" office:value-type="string">
            <text:p text:style-name="P8"><text:span text:style-name="Source_20_Text"><text:span text:style-name="T9">@annually</text:span></text:span></text:p>
          </table:table-cell>
          <table:table-cell table:style-name="Table3.A2" office:value-type="string">
            <text:p text:style-name="P17">Run once a year</text:p>
          </table:table-cell>
          <table:table-cell table:style-name="Table3.A2" office:value-type="string">
            <text:p text:style-name="P8"><text:span text:style-name="Source_20_Text"><text:span text:style-name="T9">0 0 1 1 *</text:span></text:span></text:p>
          </table:table-cell>
        </table:table-row>
      </table:table>
      <text:p text:style-name="Text_20_body"><text:line-break/></text:p>
      <text:p text:style-name="P4"><text:span text:style-name="T1"/></text:p>
      <text:p text:style-name="P4"><text:bookmark text:name="more-534"/><text:span text:style-name="T1"/></text:p>
      <text:h text:style-name="P9" text:outline-level="3">Linux Crontab Format</text:h>
      <text:p text:style-name="P3">MIN HOUR DOM MON DOW CMD</text:p>
      <text:p text:style-name="P10">Table: Crontab Fields and Allowed Ranges (Linux Crontab Syntax)</text:p>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A1" office:value-type="string">
            <text:p text:style-name="P6">Description</text:p>
          </table:table-cell>
          <table:table-cell table:style-name="Table1.A1" office:value-type="string">
            <text:p text:style-name="P6">Allowed Value</text:p>
          </table:table-cell>
        </table:table-row>
        <table:table-row>
          <table:table-cell table:style-name="Table1.A1" office:value-type="string">
            <text:p text:style-name="P8">MIN</text:p>
          </table:table-cell>
          <table:table-cell table:style-name="Table1.A1" office:value-type="string">
            <text:p text:style-name="P8">Minute field</text:p>
          </table:table-cell>
          <table:table-cell table:style-name="Table1.A1" office:value-type="string">
            <text:p text:style-name="P8">0 to 59</text:p>
          </table:table-cell>
        </table:table-row>
        <table:table-row>
          <table:table-cell table:style-name="Table1.A1" office:value-type="string">
            <text:p text:style-name="P8">HOUR</text:p>
          </table:table-cell>
          <table:table-cell table:style-name="Table1.A1" office:value-type="string">
            <text:p text:style-name="P8">Hour field</text:p>
          </table:table-cell>
          <table:table-cell table:style-name="Table1.A1" office:value-type="string">
            <text:p text:style-name="P8">0 to 23</text:p>
          </table:table-cell>
        </table:table-row>
        <table:table-row>
          <table:table-cell table:style-name="Table1.A1" office:value-type="string">
            <text:p text:style-name="P8">DOM</text:p>
          </table:table-cell>
          <table:table-cell table:style-name="Table1.A1" office:value-type="string">
            <text:p text:style-name="P8">Day of Month</text:p>
          </table:table-cell>
          <table:table-cell table:style-name="Table1.A1" office:value-type="string">
            <text:p text:style-name="P8">1-31</text:p>
          </table:table-cell>
        </table:table-row>
        <table:table-row>
          <table:table-cell table:style-name="Table1.A1" office:value-type="string">
            <text:p text:style-name="P8">MON</text:p>
          </table:table-cell>
          <table:table-cell table:style-name="Table1.A1" office:value-type="string">
            <text:p text:style-name="P8">Month field</text:p>
          </table:table-cell>
          <table:table-cell table:style-name="Table1.A1" office:value-type="string">
            <text:p text:style-name="P8">1-12</text:p>
          </table:table-cell>
        </table:table-row>
        <table:table-row>
          <table:table-cell table:style-name="Table1.A1" office:value-type="string">
            <text:p text:style-name="P8">DOW</text:p>
          </table:table-cell>
          <table:table-cell table:style-name="Table1.A1" office:value-type="string">
            <text:p text:style-name="P8">Day Of Week</text:p>
          </table:table-cell>
          <table:table-cell table:style-name="Table1.A1" office:value-type="string">
            <text:p text:style-name="P8">0-6</text:p>
          </table:table-cell>
        </table:table-row>
        <table:table-row>
          <table:table-cell table:style-name="Table1.A1" office:value-type="string">
            <text:p text:style-name="P8">CMD</text:p>
          </table:table-cell>
          <table:table-cell table:style-name="Table1.A1" office:value-type="string">
            <text:p text:style-name="P8">Command</text:p>
          </table:table-cell>
          <table:table-cell table:style-name="Table1.A1" office:value-type="string">
            <text:p text:style-name="P11">Any command to be executed.</text:p>
          </table:table-cell>
        </table:table-row>
      </table:table>
      <text:h text:style-name="P9" text:outline-level="3">1. Scheduling a Job For a Specific Time</text:h>
      <text:p text:style-name="P4"><text:span text:style-name="T1">The basic usage of cron is to execute a job in a specific time as shown below. This will execute the Full backup shell script (full-backup) on </text:span><text:span text:style-name="Strong_20_Emphasis"><text:span text:style-name="T2">10th June 08:30 AM</text:span></text:span><text:span text:style-name="T1">.<text:line-break/><text:line-break/>Please note that the time field uses 24 hours format. So, for 8 AM use 8, and for 8 PM use 20.</text:span></text:p>
      <text:p text:style-name="P3">30 08 10 06 * /home/ramesh/full-backup</text:p>
      <text:list xml:id="list6572503713112652695" text:style-name="L1">
        <text:list-item>
          <text:p text:style-name="P20"><text:span text:style-name="Strong_20_Emphasis"><text:span text:style-name="T2">30</text:span></text:span><text:span text:style-name="T1"> – 30th Minute</text:span></text:p>
        </text:list-item>
        <text:list-item>
          <text:p text:style-name="P20"><text:span text:style-name="Strong_20_Emphasis"><text:span text:style-name="T2">08</text:span></text:span><text:span text:style-name="T1"> – 08 AM</text:span></text:p>
        </text:list-item>
        <text:list-item>
          <text:p text:style-name="P20"><text:soft-page-break/><text:span text:style-name="Strong_20_Emphasis"><text:span text:style-name="T2">10</text:span></text:span><text:span text:style-name="T1"> – 10th Day</text:span></text:p>
        </text:list-item>
        <text:list-item>
          <text:p text:style-name="P20"><text:span text:style-name="Strong_20_Emphasis"><text:span text:style-name="T2">06</text:span></text:span><text:span text:style-name="T1"> – 6th Month (June)</text:span></text:p>
        </text:list-item>
        <text:list-item>
          <text:p text:style-name="P20"><text:span text:style-name="Strong_20_Emphasis"><text:span text:style-name="T2">*</text:span></text:span><text:span text:style-name="T1"> – Every day of the week</text:span></text:p>
        </text:list-item>
      </text:list>
      <text:h text:style-name="P9" text:outline-level="3">2. Schedule a Job For More Than One Instance (e.g. Twice a Day)</text:h>
      <text:p text:style-name="P2">The following script take a incremental backup twice a day every day.<text:line-break/><text:line-break/>This example executes the specified incremental backup shell script (incremental-backup) at 11:00 and 16:00 on every day. The comma separated value in a field specifies that the command needs to be executed in all the mentioned time.</text:p>
      <text:p text:style-name="P3">00 11,16 * * * /home/ramesh/bin/incremental-backup</text:p>
      <text:list xml:id="list5196648098051229286" text:style-name="L2">
        <text:list-item>
          <text:p text:style-name="P21"><text:span text:style-name="Strong_20_Emphasis"><text:span text:style-name="T2">00</text:span></text:span><text:span text:style-name="T1"> – 0th Minute (Top of the hour)</text:span></text:p>
        </text:list-item>
        <text:list-item>
          <text:p text:style-name="P21"><text:span text:style-name="Strong_20_Emphasis"><text:span text:style-name="T2">11,16</text:span></text:span><text:span text:style-name="T1"> – 11 AM and 4 PM</text:span></text:p>
        </text:list-item>
        <text:list-item>
          <text:p text:style-name="P21"><text:span text:style-name="Strong_20_Emphasis"><text:span text:style-name="T2">*</text:span></text:span><text:span text:style-name="T1"> – Every day</text:span></text:p>
        </text:list-item>
        <text:list-item>
          <text:p text:style-name="P21"><text:span text:style-name="Strong_20_Emphasis"><text:span text:style-name="T2">*</text:span></text:span><text:span text:style-name="T1"> – Every month</text:span></text:p>
        </text:list-item>
        <text:list-item>
          <text:p text:style-name="P21"><text:span text:style-name="Strong_20_Emphasis"><text:span text:style-name="T2">*</text:span></text:span><text:span text:style-name="T1"> – Every day of the week</text:span></text:p>
        </text:list-item>
      </text:list>
      <text:h text:style-name="P9" text:outline-level="3">3. Schedule a Job for Specific Range of Time (e.g. Only on Weekdays)</text:h>
      <text:p text:style-name="P2">If you wanted a job to be scheduled for every hour with in a specific range of time then use the following.</text:p>
      <text:h text:style-name="P5" text:outline-level="4">Cron Job everyday during working hours</text:h>
      <text:p text:style-name="P2">This example checks the status of the database everyday (including weekends) during the working hours 9 a.m – 6 p.m</text:p>
      <text:p text:style-name="P3">00 09-18 * * * /home/ramesh/bin/check-db-status</text:p>
      <text:list xml:id="list5592721343348858563" text:style-name="L3">
        <text:list-item>
          <text:p text:style-name="P22"><text:span text:style-name="Strong_20_Emphasis"><text:span text:style-name="T2">00</text:span></text:span><text:span text:style-name="T1"> – 0th Minute (Top of the hour)</text:span></text:p>
        </text:list-item>
        <text:list-item>
          <text:p text:style-name="P22"><text:span text:style-name="Strong_20_Emphasis"><text:span text:style-name="T2">09-18</text:span></text:span><text:span text:style-name="T1"> – 9 am, 10 am,11 am, 12 am, 1 pm, 2 pm, 3 pm, 4 pm, 5 pm, 6 pm</text:span></text:p>
        </text:list-item>
        <text:list-item>
          <text:p text:style-name="P22"><text:span text:style-name="Strong_20_Emphasis"><text:span text:style-name="T2">*</text:span></text:span><text:span text:style-name="T1"> – Every day</text:span></text:p>
        </text:list-item>
        <text:list-item>
          <text:p text:style-name="P22"><text:span text:style-name="Strong_20_Emphasis"><text:span text:style-name="T2">*</text:span></text:span><text:span text:style-name="T1"> – Every month</text:span></text:p>
        </text:list-item>
        <text:list-item>
          <text:p text:style-name="P22"><text:span text:style-name="Strong_20_Emphasis"><text:span text:style-name="T2">*</text:span></text:span><text:span text:style-name="T1"> – Every day of the week</text:span></text:p>
        </text:list-item>
      </text:list>
      <text:h text:style-name="P5" text:outline-level="4">Cron Job every weekday during working hours</text:h>
      <text:p text:style-name="P2">This example checks the status of the database every weekday (i.e excluding Sat and Sun) <text:soft-page-break/>during the working hours 9 a.m – 6 p.m.</text:p>
      <text:p text:style-name="P3">00 09-18 * * 1-5 /home/ramesh/bin/check-db-status</text:p>
      <text:list xml:id="list2584397613986324079" text:style-name="L4">
        <text:list-item>
          <text:p text:style-name="P23"><text:span text:style-name="Strong_20_Emphasis"><text:span text:style-name="T2">00</text:span></text:span><text:span text:style-name="T1"> – 0th Minute (Top of the hour)</text:span></text:p>
        </text:list-item>
        <text:list-item>
          <text:p text:style-name="P23"><text:span text:style-name="Strong_20_Emphasis"><text:span text:style-name="T2">09-18</text:span></text:span><text:span text:style-name="T1"> – 9 am, 10 am,11 am, 12 am, 1 pm, 2 pm, 3 pm, 4 pm, 5 pm, 6 pm</text:span></text:p>
        </text:list-item>
        <text:list-item>
          <text:p text:style-name="P23"><text:span text:style-name="Strong_20_Emphasis"><text:span text:style-name="T2">*</text:span></text:span><text:span text:style-name="T1"> – Every day</text:span></text:p>
        </text:list-item>
        <text:list-item>
          <text:p text:style-name="P23"><text:span text:style-name="Strong_20_Emphasis"><text:span text:style-name="T2">*</text:span></text:span><text:span text:style-name="T1"> – Every month</text:span></text:p>
        </text:list-item>
        <text:list-item>
          <text:p text:style-name="P23"><text:span text:style-name="Strong_20_Emphasis"><text:span text:style-name="T2">1-5</text:span></text:span><text:span text:style-name="T1"> -Mon, Tue, Wed, Thu and Fri (Every Weekday)</text:span></text:p>
        </text:list-item>
      </text:list>
      <text:h text:style-name="P9" text:outline-level="3">4. How to View Crontab Entries?</text:h>
      <text:h text:style-name="P5" text:outline-level="4">View Current Logged-In User’s Crontab entries</text:h>
      <text:p text:style-name="P2">To view your crontab entries type crontab -l from your unix account as shown below.</text:p>
      <text:p text:style-name="P7"><text:bookmark text:name="aswift_1_anchor"/><text:bookmark text:name="aswift_1_expand"/><text:span text:style-name="T4">ramesh@dev-db$ </text:span><text:span text:style-name="Strong_20_Emphasis"><text:span text:style-name="T5">crontab -l</text:span></text:span></text:p>
      <text:p text:style-name="P12">@yearly /home/ramesh/annual-maintenance</text:p>
      <text:p text:style-name="P12">*/10 * * * * /home/ramesh/check-disk-space</text:p>
      <text:p text:style-name="P13"/>
      <text:p text:style-name="P7"><text:span text:style-name="T4">[</text:span><text:span text:style-name="Strong_20_Emphasis"><text:span text:style-name="T5">Note:</text:span></text:span><text:span text:style-name="T4"> This displays crontab of the current logged in user]</text:span></text:p>
      <text:h text:style-name="P5" text:outline-level="4">View Root Crontab entries</text:h>
      <text:p text:style-name="P2">Login as root user (su – root) and do crontab -l as shown below.</text:p>
      <text:p text:style-name="P3">root@dev-db# crontab -l</text:p>
      <text:p text:style-name="P12">no crontab for root</text:p>
      <text:h text:style-name="P5" text:outline-level="4">Crontab HowTo: View Other Linux User’s Crontabs entries</text:h>
      <text:p text:style-name="P4"><text:span text:style-name="T1">To view crontab entries of other Linux users, login to root and use </text:span><text:span text:style-name="Strong_20_Emphasis"><text:span text:style-name="T2">-u {username} -l</text:span></text:span><text:span text:style-name="T1"> as shown below.</text:span></text:p>
      <text:p text:style-name="P7"><text:span text:style-name="T4">root@dev-db# </text:span><text:span text:style-name="Strong_20_Emphasis"><text:span text:style-name="T5">crontab -u sathiya -l</text:span></text:span></text:p>
      <text:p text:style-name="P12"><text:soft-page-break/>@monthly /home/sathiya/monthly-backup</text:p>
      <text:p text:style-name="P12">00 09-18 * * * /home/sathiya/check-db-status</text:p>
      <text:h text:style-name="P9" text:outline-level="3">5. How to Edit Crontab Entries?</text:h>
      <text:h text:style-name="P5" text:outline-level="4">Edit Current Logged-In User’s Crontab entries</text:h>
      <text:p text:style-name="P2">To edit a crontab entries, use crontab -e as shown below. By default this will edit the current logged-in users crontab.</text:p>
      <text:p text:style-name="P7"><text:span text:style-name="T4">ramesh@dev-db$ </text:span><text:span text:style-name="Strong_20_Emphasis"><text:span text:style-name="T5">crontab -e</text:span></text:span></text:p>
      <text:p text:style-name="P12">@yearly /home/ramesh/centos/bin/annual-maintenance</text:p>
      <text:p text:style-name="P12">*/10 * * * * /home/ramesh/debian/bin/check-disk-space</text:p>
      <text:p text:style-name="P12">~</text:p>
      <text:p text:style-name="P12">"/tmp/crontab.XXXXyjWkHw" 2L, 83C</text:p>
      <text:p text:style-name="P13"/>
      <text:p text:style-name="P7"><text:span text:style-name="T4">[</text:span><text:span text:style-name="Strong_20_Emphasis"><text:span text:style-name="T5">Note:</text:span></text:span><text:span text:style-name="T4"> This will open the crontab file in Vim editor for editing.</text:span></text:p>
      <text:p text:style-name="P12">Please note cron created a temporary /tmp/crontab.XX... ]</text:p>
      <text:p text:style-name="P2">When you save the above temporary file with :wq, it will save the crontab and display the following message indicating the crontab is successfully modified.</text:p>
      <text:p text:style-name="P3">~</text:p>
      <text:p text:style-name="P12">"crontab.XXXXyjWkHw" 2L, 83C written</text:p>
      <text:p text:style-name="P12">crontab: installing new crontab</text:p>
      <text:h text:style-name="P5" text:outline-level="4"><text:soft-page-break/>Edit Root Crontab entries</text:h>
      <text:p text:style-name="P2">Login as root user (su – root) and do crontab -e as shown below.</text:p>
      <text:p text:style-name="P3">root@dev-db# crontab -e</text:p>
      <text:h text:style-name="P5" text:outline-level="4">Edit Other Linux User’s Crontab File entries</text:h>
      <text:p text:style-name="P4"><text:span text:style-name="T1">To edit crontab entries of other Linux users, login to root and use </text:span><text:span text:style-name="Strong_20_Emphasis"><text:span text:style-name="T2">-u {username} -e</text:span></text:span><text:span text:style-name="T1"> as shown below.</text:span></text:p>
      <text:p text:style-name="P7"><text:span text:style-name="T4">root@dev-db# </text:span><text:span text:style-name="Strong_20_Emphasis"><text:span text:style-name="T5">crontab -u sathiya -e</text:span></text:span></text:p>
      <text:p text:style-name="P12">@monthly /home/sathiya/fedora/bin/monthly-backup</text:p>
      <text:p text:style-name="P12">00 09-18 * * * /home/sathiya/ubuntu/bin/check-db-status</text:p>
      <text:p text:style-name="P12">~</text:p>
      <text:p text:style-name="P12">~</text:p>
      <text:p text:style-name="P12">~</text:p>
      <text:p text:style-name="P12">"/tmp/crontab.XXXXyjWkHw" 2L, 83C</text:p>
      <text:h text:style-name="P9" text:outline-level="3">6. Schedule a Job for Every Minute Using Cron.</text:h>
      <text:p text:style-name="P2">Ideally you may not have a requirement to schedule a job every minute. But understanding this example will will help you understand the other examples mentioned below in this article.</text:p>
      <text:p text:style-name="P3">* * * * * CMD</text:p>
      <text:p text:style-name="P2">The * means all the possible unit — i.e every minute of every hour through out the year. More than using this * directly, you will find it very useful in the following cases.</text:p>
      <text:list xml:id="list8330458291871322403" text:style-name="L5">
        <text:list-item>
          <text:p text:style-name="P24">When you specify */5 in minute field means every 5 minutes.</text:p>
        </text:list-item>
        <text:list-item>
          <text:p text:style-name="P24">When you specify 0-10/2 in minute field mean every 2 minutes in the first 10 minute.</text:p>
        </text:list-item>
        <text:list-item>
          <text:p text:style-name="P24"><text:soft-page-break/>Thus the above convention can be used for all the other 4 fields.</text:p>
        </text:list-item>
      </text:list>
      <text:h text:style-name="P9" text:outline-level="3">7. Schedule a Background Cron Job For Every 10 Minutes.</text:h>
      <text:p text:style-name="P2">Use the following, if you want to check the disk space every 10 minutes.</text:p>
      <text:p text:style-name="P3">*/10 * * * * /home/ramesh/check-disk-space</text:p>
      <text:p text:style-name="P2">It executes the specified command check-disk-space every 10 minutes through out the year. But you may have a requirement of executing the command only during office hours or vice versa. The above examples shows how to do those things.<text:line-break/><text:line-break/>Instead of specifying values in the 5 fields, we can specify it using a single keyword as mentioned below.<text:line-break/><text:line-break/>There are special cases in which instead of the above 5 fields you can use @ followed by a keyword — such as reboot, midnight, yearly, hourly.</text:p>
      <text:p text:style-name="P10">Table: Cron special keywords and its meaning</text:p>
      <table:table table:name="Table2" table:style-name="Table2">
        <table:table-column table:style-name="Table2.A"/>
        <table:table-column table:style-name="Table2.B"/>
        <table:table-row>
          <table:table-cell table:style-name="Table2.A1" office:value-type="string">
            <text:p text:style-name="P6">Keyword</text:p>
          </table:table-cell>
          <table:table-cell table:style-name="Table2.A1" office:value-type="string">
            <text:p text:style-name="P6">Equivalent</text:p>
          </table:table-cell>
        </table:table-row>
        <table:table-row>
          <table:table-cell table:style-name="Table2.A1" office:value-type="string">
            <text:p text:style-name="P8">@yearly</text:p>
          </table:table-cell>
          <table:table-cell table:style-name="Table2.A1" office:value-type="string">
            <text:p text:style-name="P8">0 0 1 1 *</text:p>
          </table:table-cell>
        </table:table-row>
        <table:table-row>
          <table:table-cell table:style-name="Table2.A1" office:value-type="string">
            <text:p text:style-name="P8">@daily</text:p>
          </table:table-cell>
          <table:table-cell table:style-name="Table2.A1" office:value-type="string">
            <text:p text:style-name="P8">0 0 * * *</text:p>
          </table:table-cell>
        </table:table-row>
        <table:table-row>
          <table:table-cell table:style-name="Table2.A1" office:value-type="string">
            <text:p text:style-name="P8">@hourly</text:p>
          </table:table-cell>
          <table:table-cell table:style-name="Table2.A1" office:value-type="string">
            <text:p text:style-name="P8">0 * * * *</text:p>
          </table:table-cell>
        </table:table-row>
        <table:table-row>
          <table:table-cell table:style-name="Table2.A1" office:value-type="string">
            <text:p text:style-name="P8">@reboot</text:p>
          </table:table-cell>
          <table:table-cell table:style-name="Table2.A1" office:value-type="string">
            <text:p text:style-name="P11">Run at startup.</text:p>
          </table:table-cell>
        </table:table-row>
      </table:table>
      <text:h text:style-name="P9" text:outline-level="3">8. Schedule a Job For First Minute of Every Year using @yearly</text:h>
      <text:p text:style-name="P4"><text:span text:style-name="T1">If you want a job to be executed on the first minute of every year, then you can use the </text:span><text:span text:style-name="Strong_20_Emphasis"><text:span text:style-name="T2">@yearly</text:span></text:span><text:span text:style-name="T1"> cron keyword as shown below.<text:line-break/><text:line-break/>This will execute the system annual maintenance using annual-maintenance shell script at 00:00 on Jan 1st for every year.</text:span></text:p>
      <text:p text:style-name="P3">@yearly /home/ramesh/red-hat/bin/annual-maintenance</text:p>
      <text:h text:style-name="P9" text:outline-level="3">9. Schedule a Cron Job Beginning of Every Month using @monthly</text:h>
      <text:p text:style-name="P4"><text:span text:style-name="T1">It is as similar as the @yearly as above. But executes the command monthly once using </text:span><text:span text:style-name="Strong_20_Emphasis"><text:span text:style-name="T2">@monthly</text:span></text:span><text:span text:style-name="T1"> cron keyword.<text:line-break/><text:line-break/>This will execute the shell script tape-backup at 00:00 on 1st of every month.</text:span></text:p>
      <text:p text:style-name="P3"><text:soft-page-break/>@monthly /home/ramesh/suse/bin/tape-backup</text:p>
      <text:h text:style-name="P9" text:outline-level="3">10. Schedule a Background Job Every Day using @daily</text:h>
      <text:p text:style-name="P4"><text:span text:style-name="T1">Using the </text:span><text:span text:style-name="Strong_20_Emphasis"><text:span text:style-name="T2">@daily</text:span></text:span><text:span text:style-name="T1"> cron keyword, this will do a daily log file cleanup using cleanup-logs shell scriptat 00:00 on every day.</text:span></text:p>
      <text:p text:style-name="P3">@daily /home/ramesh/arch-linux/bin/cleanup-logs "day started"</text:p>
      <text:h text:style-name="P9" text:outline-level="3">11. How to Execute a Linux Command After Every Reboot using @reboot?</text:h>
      <text:p text:style-name="P4"><text:span text:style-name="T1">Using the </text:span><text:span text:style-name="Strong_20_Emphasis"><text:span text:style-name="T2">@reboot</text:span></text:span><text:span text:style-name="T1"> cron keyword, this will execute the specified command once after the machine got booted every time.</text:span></text:p>
      <text:p text:style-name="P3">@reboot CMD</text:p>
      <text:h text:style-name="P9" text:outline-level="3">12. How to Disable/Redirect the Crontab Mail Output using MAIL keyword?</text:h>
      <text:p text:style-name="P2">By default crontab sends the job output to the user who scheduled the job. If you want to redirect the output to a specific user, add or update the MAIL variable in the crontab as shown below.</text:p>
      <text:p text:style-name="P3">ramesh@dev-db$ crontab -l</text:p>
      <text:p text:style-name="P12">MAIL="ramesh"</text:p>
      <text:p text:style-name="P13"/>
      <text:p text:style-name="P12">@yearly /home/ramesh/annual-maintenance</text:p>
      <text:p text:style-name="P12">*/10 * * * * /home/ramesh/check-disk-space</text:p>
      <text:p text:style-name="P13"/>
      <text:p text:style-name="P7"><text:span text:style-name="T4">[</text:span><text:span text:style-name="Strong_20_Emphasis"><text:span text:style-name="T5">Note:</text:span></text:span><text:span text:style-name="T4"> Crontab of the current logged in user with MAIL variable]</text:span></text:p>
      <text:p text:style-name="P2"><text:line-break/><text:soft-page-break/>If you wanted the mail not to be sent to anywhere, i.e to stop the crontab output to be emailed, add or update the MAIL variable in the crontab as shown below.</text:p>
      <text:p text:style-name="P3">MAIL=""</text:p>
      <text:h text:style-name="P9" text:outline-level="3">13. How to Execute a Linux Cron Jobs Every Second Using Crontab.</text:h>
      <text:p text:style-name="P2">You cannot schedule a every-second cronjob. Because in cron the minimum unit you can specify is minute. In a typical scenario, there is no reason for most of us to run any job every second in the system.</text:p>
      <text:section text:style-name="Sect1" text:name="example14">
        <text:p text:style-name="P1"/>
      </text:section>
      <text:h text:style-name="P9" text:outline-level="3">14. Specify PATH Variable in the Crontab</text:h>
      <text:p text:style-name="P2">All the above examples we specified absolute path of the Linux command or the shell-script that needs to be executed.<text:line-break/><text:line-break/>For example, instead of specifying /home/ramesh/tape-backup, if you want to just specify tape-backup, then add the path /home/ramesh to the PATH variable in the crontab as shown below.</text:p>
      <text:p text:style-name="P3">ramesh@dev-db$ crontab -l</text:p>
      <text:p text:style-name="P13"/>
      <text:p text:style-name="P12">PATH=/bin:/sbin:/usr/bin:/usr/sbin:/home/ramesh</text:p>
      <text:p text:style-name="P13"/>
      <text:p text:style-name="P12">@yearly annual-maintenance</text:p>
      <text:p text:style-name="P12">*/10 * * * * check-disk-space</text:p>
      <text:p text:style-name="P13"/>
      <text:p text:style-name="P7"><text:span text:style-name="T4">[</text:span><text:span text:style-name="Strong_20_Emphasis"><text:span text:style-name="T5">Note:</text:span></text:span><text:span text:style-name="T4"> Crontab of the current logged in user with PATH variable]</text:span></text:p>
      <text:h text:style-name="P9" text:outline-level="3"><text:soft-page-break/>15. Installing Crontab From a Cron File</text:h>
      <text:p text:style-name="P2">Instead of directly editing the crontab file, you can also add all the entries to a cron-file first. Once you have all thoese entries in the file, you can upload or install them to the cron as shown below.</text:p>
      <text:p text:style-name="P3">ramesh@dev-db$ crontab -l</text:p>
      <text:p text:style-name="P12">no crontab for ramesh</text:p>
      <text:p text:style-name="P13"/>
      <text:p text:style-name="P12">$ cat cron-file.txt</text:p>
      <text:p text:style-name="P12">@yearly /home/ramesh/annual-maintenance</text:p>
      <text:p text:style-name="P12">*/10 * * * * /home/ramesh/check-disk-space</text:p>
      <text:p text:style-name="P13"/>
      <text:p text:style-name="P7"><text:span text:style-name="T4">ramesh@dev-db$ </text:span><text:span text:style-name="Strong_20_Emphasis"><text:span text:style-name="T5">crontab cron-file.txt</text:span></text:span></text:p>
      <text:p text:style-name="P13"/>
      <text:p text:style-name="P12">ramesh@dev-db$ crontab -l</text:p>
      <text:p text:style-name="P12">@yearly /home/ramesh/annual-maintenance</text:p>
      <text:p text:style-name="P12">*/10 * * * * /home/ramesh/check-disk-space</text:p>
      <text:p text:style-name="P4"><text:span text:style-name="Strong_20_Emphasis"><text:span text:style-name="T2">Note:</text:span></text:span><text:span text:style-name="T1"> This will install the cron-file.txt to your crontab, which will also remove your old cron entries. So, please be careful while uploading cron entries from a cron-file.tx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Lucida Console', Monaco, Liberation, fixed, monospace"/>
    <style:font-face style:name="Arial1" svg:font-family="Arial, sans-serif"/>
    <style:font-face style:name="Consolas" svg:font-family="Consolas, Monaco, Menlo, Courier, Verdana, sans-serif"/>
    <style:font-face style:name="Georgia" svg:font-family="Georgia, 'Times New Roman', Times, serif"/>
    <style:font-face style:name="Tahoma1" svg:font-family="Tahoma"/>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MS PMincho" style:font-family-asian="'MS P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S PGothic"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MS PMincho" style:font-family-asian="'MS PMincho'"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MS PGothic" style:font-family-asian="'MS P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4S</meta:editing-duration>
    <meta:editing-cycles>4</meta:editing-cycles>
    <meta:generator>LibreOffice/5.1.1.3$Windows_x86 LibreOffice_project/89f508ef3ecebd2cfb8e1def0f0ba9a803b88a6d</meta:generator>
    <dc:date>2016-04-29T10:39:12.191000000</dc:date>
    <meta:document-statistic meta:table-count="3" meta:image-count="0" meta:object-count="1" meta:page-count="10" meta:paragraph-count="200" meta:word-count="1931" meta:character-count="11009" meta:non-whitespace-character-count="9262"/>
    <meta:user-defined meta:name="Info 1"/>
    <meta:user-defined meta:name="Info 2"/>
    <meta:user-defined meta:name="Info 3"/>
    <meta:user-defined meta:name="Info 4"/>
  </office:meta>
</office:document-meta>
</file>